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535cm" style:auto-text-indent="false"/>
      <style:text-properties fo:language="ru" fo:country="RU"/>
    </style:style>
    <style:style style:name="P2" style:family="paragraph" style:parent-style-name="Standard">
      <style:paragraph-properties fo:margin-left="0cm" fo:margin-right="0cm" fo:text-align="justify" style:justify-single-word="false" fo:text-indent="1.535cm" style:auto-text-indent="false"/>
      <style:text-properties fo:language="ru" fo:country="RU" fo:font-weight="normal" style:font-weight-asian="normal" style:font-weight-complex="normal"/>
    </style:style>
    <style:style style:name="P3" style:family="paragraph" style:parent-style-name="Standard">
      <style:paragraph-properties fo:margin-left="0cm" fo:margin-right="0cm" fo:text-align="justify" style:justify-single-word="false" fo:text-indent="1.535cm" style:auto-text-indent="false"/>
      <style:text-properties fo:language="ru" fo:country="RU" fo:font-weight="bold" style:font-weight-asian="bold" style:font-weight-complex="bold"/>
    </style:style>
    <style:style style:name="P4" style:family="paragraph" style:parent-style-name="Standard" style:master-page-name="">
      <style:paragraph-properties fo:margin-left="0cm" fo:margin-right="0cm" fo:text-align="justify" style:justify-single-word="false" fo:text-indent="1.535cm" style:auto-text-indent="false" style:page-number="auto"/>
      <style:text-properties fo:language="ru" fo:country="RU"/>
    </style:style>
    <style:style style:name="P5" style:family="paragraph" style:parent-style-name="Standard">
      <style:paragraph-properties fo:margin-left="0cm" fo:margin-right="0cm" fo:text-align="justify" style:justify-single-word="false" fo:text-indent="1.535cm" style:auto-text-indent="false"/>
      <style:text-properties fo:language="ru" fo:country="RU" fo:font-weight="normal" style:font-weight-asian="normal" style:font-weight-complex="normal"/>
    </style:style>
    <style:style style:name="P6" style:family="paragraph" style:parent-style-name="Standard">
      <style:paragraph-properties fo:margin-left="0cm" fo:margin-right="0cm" fo:text-align="justify" style:justify-single-word="false" fo:text-indent="1.535cm" style:auto-text-indent="false"/>
      <style:text-properties fo:language="ru" fo:country="RU" fo:font-weight="normal" officeooo:paragraph-rsid="000d60da" style:font-weight-asian="normal" style:font-weight-complex="normal"/>
    </style:style>
    <style:style style:name="P7" style:family="paragraph" style:parent-style-name="Standard">
      <style:paragraph-properties fo:margin-left="0cm" fo:margin-right="0cm" fo:text-align="justify" style:justify-single-word="false" fo:text-indent="1.535cm" style:auto-text-indent="false"/>
      <style:text-properties fo:language="ru" fo:country="RU" fo:font-weight="normal" officeooo:rsid="000d60da" officeooo:paragraph-rsid="000d60da" style:font-weight-asian="normal" style:font-weight-complex="normal"/>
    </style:style>
    <style:style style:name="P8" style:family="paragraph" style:parent-style-name="Standard">
      <style:paragraph-properties fo:margin-left="0cm" fo:margin-right="0cm" fo:text-align="justify" style:justify-single-word="false" fo:text-indent="1.535cm" style:auto-text-indent="false"/>
      <style:text-properties fo:language="ru" fo:country="RU" fo:font-weight="bold" officeooo:rsid="000d60da" officeooo:paragraph-rsid="000d60da" style:font-weight-asian="bold" style:font-weight-complex="bold"/>
    </style:style>
    <style:style style:name="T1" style:family="text">
      <style:text-properties fo:font-weight="bold" style:font-weight-asian="bold"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officeooo:rsid="000e33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В этой главе мы рассмотрим основные религии и идеологии Альтерры. Описание класса клириков здесь не будет, см главу «Классы».</text:p>
      <text:p text:style-name="P1">В Альтерре вера, идеология является очень важным моментом для каждого индивидуума. Большая часть разумных существ в Альтерре живет очень долго — срок жизни даже ничем не примечательного обывателя может достигать треста лет. На заре своего существования из-за этой особенности Фейрер регулярно страдали от сильных возрастных изменений психики. Для борьбы с этим они придумали ряд психологических методик, которые, как правило, включают в себя необходимость в определенном «стержне», опоре. Одним из аспектов такой опоры является вера.</text:p>
      <text:p text:style-name="P1">Далеко не обязательно это должна быть вера в какого-либо бога или приверженность к какой-либо религии. Зачастую подобной верой становятся социальная идеология, философские доктрины. Однако большая часть жителей Улара почитает каких-либо богов или легендарных героев прошлого. Здесь важно понимать разницу между этими двумя категориями кумиров. Боги — сверхъестественные (даже по меркам фентезийной вселенной Альтерры) существа, чья суть крайне сложно постижима. Герои же — просто люди, чья жизнь или жизнеописание считаются достойным примером для подражания. У героев не бывает клириков, они не могут влиять на мир живых из загробного царства, в отличие от богов. Тем не менее иногда кумир является одновременно и героем, и богом. Самый яркий пример — Князья Вечности: группа легендарных героев, которые путем победы над божественной сущностью переродились в шестом круге.</text:p>
      <text:p text:style-name="P1"/>
      <text:p text:style-name="P2">Специализация:</text:p>
      <text:p text:style-name="P2">Примерное число последователей:</text:p>
      <text:p text:style-name="P2">Священный символ:</text:p>
      <text:p text:style-name="P2">Приблизительное появление бога в Альтерре:</text:p>
      <text:p text:style-name="P2">Уровень влияния:</text:p>
      <text:p text:style-name="P2">Описание:</text:p>
      <text:p text:style-name="P2">Список благодетелей:</text:p>
      <text:p text:style-name="P2">Список грехов:</text:p>
      <text:p text:style-name="P2">Возможные бонусы:</text:p>
      <text:p text:style-name="P2">Цитата</text:p>
      <text:p text:style-name="P2">Стереотипы:</text:p>
      <text:p text:style-name="P1"/>
      <text:p text:style-name="P1">Культы:</text:p>
      <text:p text:style-name="P3">Алекс Хелмит.</text:p>
      <text:p text:style-name="P2">Специализация: наука, искусство</text:p>
      <text:p text:style-name="P2">Примерное число последователей: около 10 миллионов</text:p>
      <text:p text:style-name="P2">Священный символ: пентаграмма с пятью точками внутри (т. н. Печать пяти огней)</text:p>
      <text:p text:style-name="P2">Приблизительное появление бога в Альтерре: с начала времен</text:p>
      <text:p text:style-name="P2">Уровень влияния: крайне низкий</text:p>
      <text:p text:style-name="P2">Описание: Несмотря на то, что еще при жизни Алекс Хелмит прямым текстом отрицал свою божественную природу, нашлись те, кто ему не поверил. Что характерно, поклонение творцу этого мира как богу иногда все же приносит свой результат. Однако надо понимать, что клириков у него нет и быть не может. При жизни Алекс Хелмит пропагандировал идеи трансгуманизма и торжества человеческого разума. Он всячески поощрял научные исследования и занятия искусством. Напомним, что Хелмит был могущественным чародеем из мира, соседствующего как с Альтеррой, так и с нашей вселенной. Магической силы ему хватило, чтобы сотворить целую вселенную, однако т. к. он чародей, а не маг, воспользоваться ба хионь поселившихся в этой вселенной разумных существ он не в состоянии, именно поэтому божественных сил у него нет и не может быть. Алекс Хелмит покинул мир Альтерры в 6999 году. По неофициальным источникам, ему приписывают следующие варианты его последней фразы: «Ну все, детишки, дальше сами», <text:soft-page-break/>«Будьте же достойными того мира, что я подарил вам, и тех идей, которым я вас научил, дети мои» или (самая популярная) «Ну все, я выкрутился, теперь ваша очередь», Тут пожалуй, нелишне еще раз напомнить, что Алекс Хелмит был могущественным <text:span text:style-name="T3">чародеем</text:span>, со всеми присущими этому классу недостатками.</text:p>
      <text:p text:style-name="P2">Список благодетелей: уважай чужую мысль; ничто не должно ограничивать идею; не останавливайся на своем пути к совершенству; не ленись узнавать что-то новое и совершенствовать себя; не разделяй тело, душу, разум и сердце</text:p>
      <text:p text:style-name="P2">Список грехов: насильно лишать свободы разумное существо; уничтожать знания; уничтожать произведения искусства; фанатично служить какой-либо одной идее</text:p>
      <text:p text:style-name="P2">Возможные бонусы: стойкость к ментальным воздействиям,</text:p>
      <text:p text:style-name="P2">концентрация (возможность разработать обстановку, в которой персонаж будет способен полностью сконцентрироваться на любой одной задачи — с ростом уровня веры понижается сложность создания такой обстановки, эффект бессрочный, выход из этого состояния добровольный, пока обстановка цела),</text:p>
      <text:p text:style-name="P2">существует некоторый шанс удвоить получаемые очки вдохновения, концентрации или ярости,</text:p>
      <text:p text:style-name="P2">если персонаж в течение 1 сессии выкидывает некоторое кол-во (зависит от уровня веры) физ 20 на любые действия (или критов на д100), он получает 1 чудо, которое может активировать в любой момент. Чудо равно 1 малому изменению.</text:p>
      <text:p text:style-name="P2">Цитаты: Так как идеология этого культа поощряет всяческое инакомыслие, свой уникальный набор стереотипов зависит от каждого отдельного последователя культа Алекса Хелмита.</text:p>
      <text:p text:style-name="P1"/>
      <text:p text:style-name="P3">Саваоф.</text:p>
      <text:p text:style-name="P2">Специализация: свет, добро, порядок, благородство, честь</text:p>
      <text:p text:style-name="P2">Примерное число последователей: <text:span text:style-name="T1">посчитать потом</text:span></text:p>
      <text:p text:style-name="P2">Священный символ: 4 стрелы, направленные в разные стороны или прямой крест</text:p>
      <text:p text:style-name="P2">Приблизительное появление бога в Альтерре: <text:span text:style-name="T1">см геополитику</text:span></text:p>
      <text:p text:style-name="P2">Уровень влияния: высокий, входит в пантеоны «культ всех богов», «культ старых богов», «культ света»</text:p>
      <text:p text:style-name="P2">Описание: Последователи этого культа часто называют Саваофа древнейшим богом, что не совсем верно — в Альтерре были боги и до него. Однако на Уларе Саваоф — старейший из имеющих ныне большое влияние богов. Его культ — единственный, сумевший пережить Темную Эпоху, не потеряв структуры церкви. Культ Саваофа является достаточно типичным культом бога света и порядка. Многие аватары в данной религии видят явный след католического христианства из нашего мира. Неоднократно высказывалось мнение, что Саваоф из нашего мира и Саваоф из Альтерры — одна и та же божественная сущность. В последние тысячелетия культ Саваофа неразрывно связан со Святым Орденом — теократическим государством, созданным церковью этого бога.</text:p>
      <text:p text:style-name="P2">Список благодетелей:</text:p>
      <text:p text:style-name="P2">Список грехов:</text:p>
      <text:p text:style-name="P2">Возможные бонусы: сопротивление ментальному воздействию, исцеление раз в сутки/неделю/месяц <text:span text:style-name="T2">etc </text:span>(сила исцеления зависит от уровня веры), «гость в доме божьем» (медитация в храмах Саваофа восстанавливает запас маны в 1*уровень веры раз быстрее), божественная защита (в случае, если верующий получает смертельный урон, с некоторым шансом, зависящем от уровня веры, может появиться божественный щит, который примет удар на себя)</text:p>
      <text:p text:style-name="P2">Цитата</text:p>
      <text:p text:style-name="P2">«Покайся, грешник, и будешь спасен» - клирик-инквизитор второго круга, Нигата Нож</text:p>
      <text:p text:style-name="P2">Стереотипы:</text:p>
      <text:p text:style-name="P2">(следует понимать, что по вышеозначенной причине клирики и адепты культа <text:soft-page-break/>Саваофа чувствуют колоссальное превосходство над другими божествами и их последователями)</text:p>
      <text:p text:style-name="P2">Пантеон Князей Вечности: «Величайшие боги, говорите? Ну-ну, я просто напомню, что собрал, организовал и возглавил их Амферот Светоносный, клирик Саваофа»</text:p>
      <text:p text:style-name="P2">Культ старых богов: «Только полный глупец будет ставить в один ряд мудрого правителя, деревенскую повитуху, бездомного бродягу и шута. Вы хотите, чтобы я всерьез дискутировал с вами на эту тему?»</text:p>
      <text:p text:style-name="P2">Культы предков: «У душ умерших, если они вели достойную жизнь, после смерти своя судьба. Например, если они были действительно достойны — отдыхать от житейских невзгод в Райских Садах. Или, на худой конец, в обителях других богов. Пытаться тревожить их своими проблемами — не самая достойное решение, не говоря уже о том, что перекладывать божественные обязанности на мертвых людей - весьма глупая затея».</text:p>
      <text:p text:style-name="P2">Местные культы: «Дикость, язычество и варварство. Как только эти люди дорастут до цивилизации, мы займемся их просвещением. До той поры говорить о них нет смысла».</text:p>
      <text:p text:style-name="P2"/>
      <text:p text:style-name="P3">Мааль-Бли</text:p>
      <text:p text:style-name="P2">Специализация: любовь, плодородие, природа, красота</text:p>
      <text:p text:style-name="P2">Примерное число последователей: </text:p>
      <text:p text:style-name="P2">Священный символ: крест из четырех полусфер</text:p>
      <text:p text:style-name="P2">Приблизительное появление бога в Альтерре: Прорыв</text:p>
      <text:p text:style-name="P2">Уровень влияния: высокий</text:p>
      <text:p text:style-name="P2">Описание: Мааль-Бли была одной из эльфийских богинь в родном мире этого народа. Когда эльфийский народ покидал свой рушащийся мир и через врата Шелены переселялся на Улар, вместе с ним в этот мир пришли и двое эльфийских богов — Мааль-Бли и Оли-Гаал. Неизвестно, были ли остальные боги их пантеона к тому времени мертвы или просто не решились покидать родной мир.</text:p>
      <text:p text:style-name="P2">Мааль-Бли — самая миролюбивая, пацифисткая богиня Улара. Любое насилие противно этому божеству. Из-за некоторых ее атрибутов у многих непосвященных часто возникает вопрос: «Она же богиня природы, а природа жестока — естественный отбор, все такое!», однако это объясняется тем, что Мааль-Бли была богиней укрощенной, одомашненной природы. Основные же ее специализации — домашний очаг, уют, любовь, секс. Весьма примечательными являются мантии клириков Мааль-Бли, на которых традиционно вышиваются иллюстрации из трактата «Любовь земная и небесная», в основном демонстрирующие различные способы оной любви. </text:p>
      <text:p text:style-name="P2">Список благодетелей: милосердие, забота о здоровье (своем и планеты), любовь, искренность, толерантность</text:p>
      <text:p text:style-name="P2">Список грехов: насилие над личностью, насилие кроме как для защиты благодетелей,упоение негативными чувствами — злобой, ненавистью, отказ в помощи нуждающемуся</text:p>
      <text:p text:style-name="P2">Возможные бонусы:</text:p>
      <text:p text:style-name="P2">отдохновение (в некоторых местах (живописных, рядом с произведениями искусства, в храмах Мааль-Блин) любые процессы, связанные с отдыхом, восстановлением, лечением для персонажа и его котерии увеличиваются. Степень увеличения определяется мастером</text:p>
      <text:p text:style-name="P2">бонус к соблазнению</text:p>
      <text:p text:style-name="P2">модификатор (+1-+5) на создание произведений искусства или украшение чего-либо</text:p>
      <text:p text:style-name="P2">перманентное повышение внешности с шагом в 2</text:p>
      <text:p text:style-name="P2">Цитата: </text:p>
      <text:p text:style-name="P2">Стереотипы:</text:p>
      <text:p text:style-name="P2">Культ Саваофа: «Парни категорически не умеют расслабляться — и в этом их главная проблема.»</text:p>
      <text:p text:style-name="P2">Культ Хелмита: «Он же вроде говорил, что он не бог, не? Мне казалось, вопрос <text:soft-page-break/>закрыт.»</text:p>
      <text:p text:style-name="P2">Культ Князей Вечности: «Великие герои, кроме шуток.»</text:p>
      <text:p text:style-name="P2"/>
      <text:p text:style-name="P3">Оли-Гаал</text:p>
      <text:p text:style-name="P2">Специализация: шутки, розыгрыши, чувство юмора, тьма, тени</text:p>
      <text:p text:style-name="P2">Примерное число последователей: </text:p>
      <text:p text:style-name="P2">Священный символ: 4 круга или точки, составленные в улыбку</text:p>
      <text:p text:style-name="P2">Приблизительное появление бога в Альтерре: Прорыв</text:p>
      <text:p text:style-name="P2">Уровень влияния: низкий</text:p>
      <text:p text:style-name="P2">Описание: Откуда Оли-Гаал появился на Уларе, описано в параграфе при Мааль-Бли. Оли-Гаал в описании самих эльфов — это черная тень в глубине души. Основной ценностью и главном интересом в жизни Оли-Гаала являются лулзы. Своих клириков он рассматривает в первую очередь как поставщиков этих самых лулзов. Оли-Гаала весьма радует и веселит, когда в результате интриг его клириков люди теряют положение в обществе, состояние, душевное здоровье. В идеальной интриге клирика Оли-Гаала жертва в конце, узнав подробности интриги, сама не может сдержаться от смеха. Этот факт наиболее полно описывает мировоззрение данного божества.</text:p>
      <text:p text:style-name="P2">Список благодетелей: не палиться раньше времени, ублажать своего бога</text:p>
      <text:p text:style-name="P2">Список грехов: быть скучным</text:p>
      <text:p text:style-name="P2">Возможные бонусы:</text:p>
      <text:p text:style-name="P2">бонус к социальному воздействию с шагом в 1</text:p>
      <text:p text:style-name="P2">защита от любых типов сканирования (телепатия, чтение ауры и тп)</text:p>
      <text:p text:style-name="P2">бонус к скрытности (включая защиту от сканирования местности в шагом в 2)</text:p>
      <text:p text:style-name="P2">шаг в радужную тень</text:p>
      <text:p text:style-name="P2">Цитата: ***падая на землю с пулей в животе*** «А! Вы убили меня! Как жаль, рухнули мои планы! Или подожди...»</text:p>
      <text:p text:style-name="P2">Стереотипы: <text:s/>Так как идеология этого культа поощряет всяческое инакомыслие, свой уникальный набор стереотипов зависит от каждого отдельного последователя культа.</text:p>
      <text:p text:style-name="P2"/>
      <text:p text:style-name="P8">Хозяин дорог</text:p>
      <text:p text:style-name="P6">Специализация:</text:p>
      <text:p text:style-name="P6">Примерное число последователей:</text:p>
      <text:p text:style-name="P6">Священный символ:</text:p>
      <text:p text:style-name="P6">Приблизительное появление бога в Альтерре:</text:p>
      <text:p text:style-name="P6">Уровень вли<text:span text:style-name="T4">мсц</text:span>яния:</text:p>
      <text:p text:style-name="P6">Описание:</text:p>
      <text:p text:style-name="P6">Список благодетелей:</text:p>
      <text:p text:style-name="P6">Список грехов:</text:p>
      <text:p text:style-name="P6">Возможные бонусы:</text:p>
      <text:p text:style-name="P6">Цитата</text:p>
      <text:p text:style-name="P7">Стереотип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36M39S</meta:editing-duration>
    <meta:editing-cycles>11</meta:editing-cycles>
    <meta:generator>LibreOffice/5.2.0.4$Windows_x86 LibreOffice_project/066b007f5ebcc236395c7d282ba488bca6720265</meta:generator>
    <dc:date>2016-09-15T00:25:57.151000000</dc:date>
    <meta:document-statistic meta:table-count="0" meta:image-count="0" meta:object-count="0" meta:page-count="4" meta:paragraph-count="95" meta:word-count="1495" meta:character-count="10886" meta:non-whitespace-character-count="9462"/>
    <meta:user-defined meta:name="Info 1"/>
    <meta:user-defined meta:name="Info 2"/>
    <meta:user-defined meta:name="Info 3"/>
    <meta:user-defined meta:name="Info 4"/>
  </office:meta>
</office:document-meta>
</file>